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fo:font-weight="bold" officeooo:rsid="001c1775" officeooo:paragraph-rsid="001c1775" style:font-weight-asian="bold" style:font-weight-complex="bold"/>
    </style:style>
    <style:style style:name="P2" style:family="paragraph" style:parent-style-name="Standard">
      <style:text-properties style:text-underline-style="none" officeooo:rsid="001c1775" officeooo:paragraph-rsid="001c1775"/>
    </style:style>
    <style:style style:name="P3" style:family="paragraph" style:parent-style-name="Standard" style:master-page-name="">
      <loext:graphic-properties draw:fill="none"/>
      <style:paragraph-properties fo:margin-left="-0.5in" fo:margin-right="-0.5618in" fo:text-indent="0in" style:auto-text-indent="false" style:page-number="auto" fo:background-color="transparent"/>
      <style:text-properties style:text-underline-style="none" officeooo:rsid="001c1775" officeooo:paragraph-rsid="001c1775"/>
    </style:style>
    <style:style style:name="P4" style:family="paragraph" style:parent-style-name="Standard">
      <style:text-properties style:text-underline-style="none" officeooo:rsid="001dccf0" officeooo:paragraph-rsid="001dccf0"/>
    </style:style>
    <style:style style:name="P5" style:family="paragraph" style:parent-style-name="Standard">
      <style:text-properties style:text-underline-style="none" officeooo:rsid="001dccf0" officeooo:paragraph-rsid="001ea116"/>
    </style:style>
    <style:style style:name="P6" style:family="paragraph" style:parent-style-name="Standard">
      <style:text-properties style:text-underline-style="none" officeooo:rsid="001ea116" officeooo:paragraph-rsid="001ea116"/>
    </style:style>
    <style:style style:name="P7" style:family="paragraph" style:parent-style-name="Standard">
      <style:text-properties style:text-underline-style="none" fo:font-weight="normal" officeooo:rsid="001dccf0" officeooo:paragraph-rsid="001dccf0" style:font-weight-asian="normal" style:font-weight-complex="normal"/>
    </style:style>
    <style:style style:name="P8" style:family="paragraph" style:parent-style-name="Standard">
      <style:text-properties style:text-underline-style="none" fo:font-weight="normal" officeooo:rsid="001dccf0" officeooo:paragraph-rsid="001ea116" style:font-weight-asian="normal" style:font-weight-complex="normal"/>
    </style:style>
    <style:style style:name="P9" style:family="paragraph" style:parent-style-name="Standard">
      <style:text-properties fo:font-style="italic" style:text-underline-style="none" fo:font-weight="normal" officeooo:rsid="001ea116" officeooo:paragraph-rsid="001ea116" style:font-style-asian="italic" style:font-weight-asian="normal" style:font-style-complex="italic" style:font-weight-complex="normal"/>
    </style:style>
    <style:style style:name="P10" style:family="paragraph" style:parent-style-name="Standard">
      <style:text-properties style:text-underline-style="none" officeooo:rsid="001dccf0" officeooo:paragraph-rsid="001dccf0"/>
    </style:style>
    <style:style style:name="T1" style:family="text">
      <style:text-properties officeooo:rsid="001dccf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ea116" style:font-weight-asian="normal" style:font-weight-complex="normal"/>
    </style:style>
    <style:style style:name="T5" style:family="text">
      <style:text-properties fo:font-weight="normal" officeooo:rsid="0028c8d3" style:font-weight-asian="normal" style:font-weight-complex="normal"/>
    </style:style>
    <style:style style:name="T6" style:family="text">
      <style:text-properties fo:font-style="italic" fo:font-weight="normal" officeooo:rsid="001ea116" style:font-style-asian="italic" style:font-weight-asian="normal" style:font-style-complex="italic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R Robot Simulation in Gazebo Classic ROS2 Humble</text:p>
      <text:p text:style-name="P2"/>
      <text:p text:style-name="P2">→ mkdir pyproject_ws #creating the workspace </text:p>
      <text:p text:style-name="P2"/>
      <text:p text:style-name="P2">→ cd pyproject_ws #navigating to the workspace</text:p>
      <text:p text:style-name="P2"/>
      <text:p text:style-name="P2">→ mkdir src #creating a source folder</text:p>
      <text:p text:style-name="P2"/>
      <text:p text:style-name="P2">→ cd src #navigating to the source folder</text:p>
      <text:p text:style-name="P2"/>
      <text:p text:style-name="P2">WE INSTALL ALL THE PACKAGES IN THE SOURCE FOLDER</text:p>
      <text:p text:style-name="P2"/>
      <text:p text:style-name="P2">→ <text:span text:style-name="T1">git clone -b humble </text:span><text:a xlink:type="simple" xlink:href="https://github.com/UniversalRobots/Universal_Robots_ROS2_Description.git" text:style-name="Internet_20_link" text:visited-style-name="Visited_20_Internet_20_Link">https://github.com/UniversalRobots/Universal_Robots_ROS2_Description.git</text:a></text:p>
      <text:p text:style-name="P2"/>
      <text:p text:style-name="P2">→ <text:span text:style-name="T1">git clone -b humble </text:span><text:a xlink:type="simple" xlink:href="https://github.com/UniversalRobots/Universal_Robots_ROS2_Gazebo_Simulation.git" text:style-name="Internet_20_link" text:visited-style-name="Visited_20_Internet_20_Link">https://github.com/UniversalRobots/Universal_Robots_ROS2_Gazebo_Simulation.git</text:a></text:p>
      <text:p text:style-name="P2"/>
      <text:p text:style-name="P2">→ git clone -b humble <text:a xlink:type="simple" xlink:href="https://github.com/UniversalRobots/Universal_Robots_ROS2_Driver.git" text:style-name="Internet_20_link" text:visited-style-name="Visited_20_Internet_20_Link">https://github.com/UniversalRobots/Universal_Robots_ROS2_Driver.git</text:a></text:p>
      <text:p text:style-name="P6"><text:line-break/>→ git clone -b humble https://github.com/UniversalRobots/Universal_Robots_ROS2_Description.git</text:p>
      <text:p text:style-name="P2"/>
      <text:p text:style-name="P2">→ <text:span text:style-name="T1">rosdep update &amp;&amp; rosdep install –ignore-src –from-paths . -y</text:span></text:p>
      <text:p text:style-name="P2"/>
      <text:p text:style-name="P4"><text:tab/>(if you see any error like <text:span text:style-name="T2">gazebo_ros</text:span><text:span text:style-name="T3"> not found, do this) </text:span></text:p>
      <text:p text:style-name="P7"><text:tab/>→ sudo apt update</text:p>
      <text:p text:style-name="P7"><text:tab/>→ sudo apt install ros-humble-gazebo-ros-pkgs ros-humble-gazebo-ros2-control</text:p>
      <text:p text:style-name="P8"><text:s/></text:p>
      <text:p text:style-name="P5"><text:span text:style-name="T3">→ </text:span><text:span text:style-name="T4">source /</text:span><text:span text:style-name="T6">opt/ros/humble/setup.bash</text:span></text:p>
      <text:p text:style-name="P9"/>
      <text:p text:style-name="P5"><text:span text:style-name="T6">→ source <text:s/>install/setup.bash</text:span><text:span text:style-name="T4"> <text:s/>(# this will work once you are in your workspace)</text:span></text:p>
      <text:p text:style-name="P7"/>
      <text:p text:style-name="P4"><text:span text:style-name="T3">→ </text:span><text:span text:style-name="T4">ros2 launch ur_simulation_gazebo ur_sim_moveit.lauch.py (# launching gazebo and MoveIt) </text:span></text:p>
      <text:p text:style-name="P4"><text:span text:style-name="T4"/></text:p>
      <text:p text:style-name="P4"><text:span text:style-name="T4">→ </text:span><text:span text:style-name="T5">ros2 topic echo/ joint_states (# to show the joint information)</text:span></text:p>
      <text:p text:style-name="P2"/>
      <text:p text:style-name="P2"/>
      <text:p text:style-name="P2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198in" fo:margin-right="0.23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4T15:32:52.480634473</meta:creation-date>
    <dc:date>2025-05-04T22:46:03.294471898</dc:date>
    <meta:editing-duration>PT4H2M41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137" meta:character-count="1130" meta:non-whitespace-character-count="1001"/>
  </office:meta>
</office:document-meta>
</file>